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0dbacd"/>
    </style:style>
    <style:style style:name="P2" style:family="paragraph" style:parent-style-name="Standard">
      <style:paragraph-properties style:writing-mode="lr-tb"/>
      <style:text-properties officeooo:rsid="000dbacd" officeooo:paragraph-rsid="000dbacd"/>
    </style:style>
    <style:style style:name="P3" style:family="paragraph" style:parent-style-name="Standard">
      <style:paragraph-properties style:writing-mode="lr-tb"/>
      <style:text-properties officeooo:paragraph-rsid="000e2276"/>
    </style:style>
    <style:style style:name="P4" style:family="paragraph" style:parent-style-name="Standard">
      <style:paragraph-properties style:writing-mode="lr-tb"/>
      <style:text-properties officeooo:paragraph-rsid="000f0c44"/>
    </style:style>
    <style:style style:name="P5" style:family="paragraph" style:parent-style-name="Standard">
      <style:paragraph-properties style:writing-mode="lr-tb"/>
      <style:text-properties officeooo:paragraph-rsid="001163c6"/>
    </style:style>
    <style:style style:name="P6" style:family="paragraph" style:parent-style-name="Standard">
      <style:paragraph-properties style:writing-mode="lr-tb"/>
      <style:text-properties officeooo:paragraph-rsid="001458e9"/>
    </style:style>
    <style:style style:name="P7" style:family="paragraph" style:parent-style-name="Standard">
      <style:paragraph-properties style:writing-mode="lr-tb"/>
      <style:text-properties officeooo:paragraph-rsid="0018127e"/>
    </style:style>
    <style:style style:name="P8" style:family="paragraph" style:parent-style-name="Standard">
      <style:paragraph-properties style:writing-mode="lr-tb"/>
      <style:text-properties officeooo:paragraph-rsid="0018bf4a"/>
    </style:style>
    <style:style style:name="P9" style:family="paragraph" style:parent-style-name="Standard">
      <style:paragraph-properties style:writing-mode="lr-tb"/>
      <style:text-properties officeooo:paragraph-rsid="001b80a0"/>
    </style:style>
    <style:style style:name="P10" style:family="paragraph" style:parent-style-name="Standard">
      <style:paragraph-properties style:writing-mode="lr-tb"/>
      <style:text-properties officeooo:paragraph-rsid="001c41c1"/>
    </style:style>
    <style:style style:name="P11" style:family="paragraph" style:parent-style-name="Standard">
      <style:paragraph-properties style:writing-mode="lr-tb"/>
      <style:text-properties style:font-name="sans-serif" fo:font-size="14.25pt" officeooo:paragraph-rsid="000dbacd"/>
    </style:style>
    <style:style style:name="P12" style:family="paragraph" style:parent-style-name="Standard">
      <style:paragraph-properties style:writing-mode="lr-tb"/>
      <style:text-properties style:font-name="sans-serif" fo:font-size="18pt" officeooo:paragraph-rsid="000dbacd"/>
    </style:style>
    <style:style style:name="P13" style:family="paragraph" style:parent-style-name="Standard">
      <style:paragraph-properties style:writing-mode="lr-tb"/>
      <style:text-properties style:font-name="sans-serif" fo:font-size="18pt" officeooo:paragraph-rsid="000e2276"/>
    </style:style>
    <style:style style:name="P14" style:family="paragraph" style:parent-style-name="Standard">
      <style:paragraph-properties style:writing-mode="lr-tb"/>
      <style:text-properties style:font-name="sans-serif" fo:font-size="18pt" officeooo:paragraph-rsid="000f0c44"/>
    </style:style>
    <style:style style:name="P15" style:family="paragraph" style:parent-style-name="Standard">
      <style:paragraph-properties style:writing-mode="lr-tb"/>
      <style:text-properties style:font-name="sans-serif" fo:font-size="18pt" officeooo:paragraph-rsid="001163c6"/>
    </style:style>
    <style:style style:name="P16" style:family="paragraph" style:parent-style-name="Standard">
      <style:paragraph-properties style:writing-mode="lr-tb"/>
      <style:text-properties style:font-name="sans-serif" fo:font-size="18pt" officeooo:paragraph-rsid="0018127e"/>
    </style:style>
    <style:style style:name="P17" style:family="paragraph" style:parent-style-name="Standard">
      <style:paragraph-properties style:writing-mode="lr-tb"/>
      <style:text-properties style:font-name="sans-serif" fo:font-size="18pt" officeooo:paragraph-rsid="0018bf4a"/>
    </style:style>
    <style:style style:name="P18" style:family="paragraph" style:parent-style-name="Standard">
      <style:paragraph-properties style:writing-mode="lr-tb"/>
      <style:text-properties style:font-name="sans-serif" fo:font-size="18pt" officeooo:paragraph-rsid="001b80a0"/>
    </style:style>
    <style:style style:name="P19" style:family="paragraph" style:parent-style-name="Standard">
      <style:paragraph-properties style:writing-mode="lr-tb"/>
      <style:text-properties style:font-name="sans-serif" fo:font-size="18pt" officeooo:paragraph-rsid="001c41c1"/>
    </style:style>
    <style:style style:name="P20" style:family="paragraph" style:parent-style-name="Standard">
      <style:paragraph-properties style:writing-mode="lr-tb"/>
      <style:text-properties style:font-name="sans-serif" fo:font-size="18pt" officeooo:rsid="002458ff" officeooo:paragraph-rsid="002458ff"/>
    </style:style>
    <style:style style:name="P21" style:family="paragraph" style:parent-style-name="Standard">
      <style:paragraph-properties style:writing-mode="lr-tb"/>
      <style:text-properties officeooo:paragraph-rsid="002458ff"/>
    </style:style>
    <style:style style:name="P22" style:family="paragraph" style:parent-style-name="Standard">
      <style:paragraph-properties style:writing-mode="lr-tb"/>
      <style:text-properties officeooo:paragraph-rsid="0025a117"/>
    </style:style>
    <style:style style:name="P23" style:family="paragraph" style:parent-style-name="Standard">
      <style:paragraph-properties style:writing-mode="lr-tb"/>
      <style:text-properties style:font-name="sans-serif" fo:font-size="18pt" officeooo:paragraph-rsid="001163c6"/>
    </style:style>
    <style:style style:name="P24" style:family="paragraph" style:parent-style-name="Standard">
      <style:paragraph-properties style:writing-mode="lr-tb"/>
      <style:text-properties style:font-name="sans-serif" fo:font-size="18pt" officeooo:paragraph-rsid="002458ff"/>
    </style:style>
    <style:style style:name="P25" style:family="paragraph" style:parent-style-name="Standard">
      <style:paragraph-properties style:writing-mode="lr-tb"/>
      <style:text-properties style:font-name="sans-serif" fo:font-size="18pt" officeooo:paragraph-rsid="0025a117"/>
    </style:style>
    <style:style style:name="P26" style:family="paragraph" style:parent-style-name="Standard">
      <style:paragraph-properties style:writing-mode="lr-tb"/>
      <style:text-properties style:font-name="sans-serif" fo:font-size="12pt" officeooo:paragraph-rsid="000e2276" style:font-size-asian="12pt" style:font-size-complex="12pt"/>
    </style:style>
    <style:style style:name="P27" style:family="paragraph" style:parent-style-name="Standard">
      <style:paragraph-properties style:writing-mode="lr-tb"/>
      <style:text-properties style:font-name="sans-serif" fo:font-size="12pt" officeooo:paragraph-rsid="0018127e" style:font-size-asian="12pt" style:font-size-complex="12pt"/>
    </style:style>
    <style:style style:name="P28" style:family="paragraph" style:parent-style-name="Standard">
      <style:paragraph-properties style:writing-mode="lr-tb"/>
      <style:text-properties style:font-name="sans-serif" fo:font-size="12pt" officeooo:paragraph-rsid="0018bf4a" style:font-size-asian="12pt" style:font-size-complex="12pt"/>
    </style:style>
    <style:style style:name="P29" style:family="paragraph" style:parent-style-name="Standard">
      <style:paragraph-properties style:writing-mode="lr-tb"/>
      <style:text-properties style:font-name="sans-serif" fo:font-size="12pt" officeooo:paragraph-rsid="0025a117" style:font-size-asian="12pt" style:font-size-complex="12pt"/>
    </style:style>
    <style:style style:name="P30" style:family="paragraph" style:parent-style-name="Standard">
      <style:paragraph-properties style:writing-mode="lr-tb"/>
      <style:text-properties officeooo:paragraph-rsid="000dbacd"/>
    </style:style>
    <style:style style:name="P31" style:family="paragraph" style:parent-style-name="Standard">
      <style:paragraph-properties style:writing-mode="lr-tb"/>
      <style:text-properties officeooo:paragraph-rsid="0018127e"/>
    </style:style>
    <style:style style:name="P32" style:family="paragraph" style:parent-style-name="Standard">
      <style:paragraph-properties style:writing-mode="lr-tb"/>
      <style:text-properties officeooo:paragraph-rsid="001b80a0"/>
    </style:style>
    <style:style style:name="P33" style:family="paragraph" style:parent-style-name="Standard">
      <style:paragraph-properties style:writing-mode="lr-tb"/>
      <style:text-properties officeooo:paragraph-rsid="002458ff"/>
    </style:style>
    <style:style style:name="T1" style:family="text">
      <style:text-properties style:font-name="sans-serif" fo:font-size="30pt"/>
    </style:style>
    <style:style style:name="T2" style:family="text">
      <style:text-properties style:font-name="sans-serif" fo:font-size="14.25pt"/>
    </style:style>
    <style:style style:name="T3" style:family="text">
      <style:text-properties style:font-name="sans-serif" fo:font-size="21pt"/>
    </style:style>
    <style:style style:name="T4" style:family="text">
      <style:text-properties style:font-name="sans-serif" fo:font-size="18pt"/>
    </style:style>
    <style:style style:name="T5" style:family="text">
      <style:text-properties style:font-name="sans-serif" fo:font-size="12pt"/>
    </style:style>
    <style:style style:name="T6" style:family="text">
      <style:text-properties fo:font-size="18pt"/>
    </style:style>
    <style:style style:name="T7" style:family="text">
      <style:text-properties style:font-name="monospace" fo:font-size="14.25pt"/>
    </style:style>
    <style:style style:name="T8" style:family="text">
      <style:text-properties officeooo:rsid="0023b8c5"/>
    </style:style>
    <style:style style:name="T9" style:family="text">
      <style:text-properties officeooo:rsid="002458ff"/>
    </style:style>
    <style:style style:name="T10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bookmark text:name="page3R_mcid0"/><text:bookmark text:name="page3R_mcid1"/><text:span text:style-name="T1">Øving</text:span> <text:span text:style-name="T1">4:</text:span> <text:span text:style-name="T1">SQL del</text:span> <text:span text:style-name="T1">2</text:span> <text:span text:style-name="T1">(obligatorisk)</text:span><text:bookmark text:name="page3R_mcid2"/><text:line-break/><text:span text:style-name="T2">Tore Mallaug, NTNU</text:span><text:bookmark text:name="page3R_mcid3"/><text:line-break/><text:span text:style-name="T2">Innleveringsfrist: se Blackboard</text:span><text:bookmark text:name="page3R_mcid4"/><text:line-break/><text:span text:style-name="T2">Tidligste godkjenning:</text:span> <text:span text:style-name="T2">datoer blir annonsert</text:span><text:bookmark text:name="page3R_mcid5"/><text:bookmark text:name="page3R_mcid6"/><text:bookmark text:name="page3R_mcid7"/><text:line-break/><text:span text:style-name="T2">Løsningsforslag legges ut i etterkant.</text:span><text:bookmark text:name="page3R_mcid8"/><text:line-break/><text:span text:style-name="T2">Alle obligatoriske øvinger må være godkjente for å få</text:span> <text:span text:style-name="T2">karakter i emnet.</text:span></text:p>
      <text:p text:style-name="P11"/>
      <text:p text:style-name="P1"><text:bookmark text:name="page3R_mcid9"/><text:line-break/><text:span text:style-name="T3">Oppgave 1</text:span> <text:span text:style-name="T3">SQL</text:span> <text:span text:style-name="T3">inkl. VIEW</text:span><text:bookmark text:name="page3R_mcid10"/><text:line-break/><text:span text:style-name="T4">Bruk dette scriptet</text:span> <text:span text:style-name="T4">levInfo_mysql.txt</text:span> <text:span text:style-name="T4">for å</text:span> <text:span text:style-name="T4">opprette</text:span> <text:span text:style-name="T4">tabeller med eksempeldata.</text:span> <text:span text:style-name="T4">Gjør deg kjent</text:span><text:line-break/><text:span text:style-name="T4">med databasen.</text:span> <text:span text:style-name="T4">Merk at vi ikke har NULL-verdier i denne databasen.</text:span></text:p>
      <text:p text:style-name="P1"><text:bookmark text:name="page3R_mcid11"/><text:line-break/><text:span text:style-name="T4">a.</text:span> <text:span text:style-name="T4">List ut all informasjon (ordrehode og ordredetalj) om ordrer for leverandør nr 44.</text:span></text:p>
      <text:p text:style-name="P1"><text:span text:style-name="T4"/></text:p>
      <text:p text:style-name="P2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ordrehode a JOIN ordredetalj b USING (ordrenr) WHERE levnr = 44 </text:span></text:p>
      <text:p text:style-name="P2"><text:span text:style-name="Source_20_Text"/></text:p>
      <text:p text:style-name="P12"/>
      <text:p text:style-name="P3"><text:bookmark text:name="page3R_mcid12"/><text:line-break/><text:span text:style-name="T4">b.</text:span> <text:span text:style-name="T4">Finn navn og by ("LevBy") for leverandører som kan levere del nummer 1.</text:span></text:p>
      <text:p text:style-name="P13"/>
      <text:p text:style-name="P26">CREATE VIEW ordrehode_ordredetalj AS</text:p>
      <text:p text:style-name="P26">SELECT levnr, delnr</text:p>
      <text:p text:style-name="P26">FROM ordrehode a</text:p>
      <text:p text:style-name="P26">JOIN ordredetalj b</text:p>
      <text:p text:style-name="P26">WHERE a.ordrenr = b.ordrenr</text:p>
      <text:p text:style-name="P13"/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DISTINCT navn, levby, delnr FROM levinfo a JOIN ordrehode_ordredetalj b WHERE a.levnr = b.levnr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0">AND</text:span></text:span></text:a><text:span text:style-name="Source_20_Text"><text:span text:style-name="T10"> delnr = 1 </text:span></text:span></text:p>
      <text:p text:style-name="P26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4"><text:span text:style-name="T4">c.</text:span> <text:span text:style-name="T4">Finn nummer, navn og pris for den leverandør som kan levere del nummer 201 til</text:span><text:line-break/><text:span text:style-name="T4">billigst pris.</text:span></text:p>
      <text:p text:style-name="P4"/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avn, a.levnr, pris FROM levinfo a JOIN prisinfo b ON a.levnr = b.levnr WHERE delnr = 201 ORDER BY pris LIMIT 1 </text:span></text:p>
      <text:p text:style-name="P4"><text:span text:style-name="Source_20_Text"/></text:p>
      <text:p text:style-name="P14"/>
      <text:p text:style-name="P5"><text:span text:style-name="T4">d.</text:span> <text:span text:style-name="T4">Lag fullstendig oversikt over ordre nr 16, med ordrenr, dato, delnr, beskrivelse,</text:span><text:line-break/><text:span text:style-name="T4">kvantum, (enhets-)pris og beregnet beløp</text:span> <text:span text:style-name="T4">(=pris*kvantum).</text:span></text:p>
      <text:p text:style-name="P15"/>
      <text:p text:style-name="P6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ordredetalj.ordrenr, ordrehode.dato, delinfo.delnr, delinfo.beskrivelse, ordredetalj.kvantum, prisinfo.pris, prisinfo.pris*ordredetalj.kvantum FROM ordredetalj, ordrehode, delinfo, prisinfo WHERE ordredetalj.ordrenr = ordrehode.ordrenr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0">AND</text:span></text:span></text:a><text:span text:style-name="Source_20_Text"><text:span text:style-name="T10"> ordrehode.levnr = prisinfo.levnr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0">AND</text:span></text:span></text:a><text:span text:style-name="Source_20_Text"><text:span text:style-name="T10"> delinfo.delnr = ordredetalj.delnr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0">AND</text:span></text:span></text:a><text:span text:style-name="Source_20_Text"><text:span text:style-name="T10"> prisinfo.delnr = ordredetalj.delnr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0">AND</text:span></text:span></text:a><text:span text:style-name="Source_20_Text"><text:span text:style-name="T10"> ordredetalj.ordrenr = 16 </text:span></text:span></text:p>
      <text:p text:style-name="P6"><text:span text:style-name="Source_20_Text"><text:span text:style-name="T4"/></text:span></text:p>
      <text:p text:style-name="P15"/>
      <text:p text:style-name="P15"/>
      <text:p text:style-name="P7"><text:bookmark text:name="page3R_mcid15"/><text:line-break/><text:span text:style-name="T4">e.</text:span> <text:span text:style-name="T4">Finn delnummer og leverandørnummer for deler som har en pris som er høyere enn</text:span><text:line-break/><text:span text:style-name="T4">prisen for del med katalognr X7770.</text:span></text:p>
      <text:p text:style-name="P7"><text:span text:style-name="T4"/></text:p>
      <text:p text:style-name="P7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delnr, levnr FROM prisinfo WHERE pris &gt; ( </text:span>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pris FROM prisinfo WHERE katalognr = "x7770") </text:span></text:span></text:p>
      <text:p text:style-name="P16"/>
      <text:p text:style-name="P7"><text:bookmark text:name="page3R_mcid16"/><text:line-break/><text:span text:style-name="T4">f.</text:span> <text:span text:style-name="T4">i) Tenk deg at tabellen levinfo skal deles i to. Sammenhengen mellom by og fylke skal</text:span><text:line-break/><text:span text:style-name="T4">tas ut av tabellen. Det er unødvendig</text:span> <text:span text:style-name="T4">å lagre fylkestilhørigheten for hver forekomst av</text:span><text:line-break/><text:span text:style-name="T4">by. Lag én ny tabell som inneholder byer og fylker. Fyll denne med data fra levinfo.</text:span><text:line-break/><text:soft-page-break/><text:span text:style-name="T4">Lag også en tabell som er lik levinfo unntatt kolonnen Fylke. (Denne splittingen av</text:span><text:line-break/><text:span text:style-name="T4">tabellen levinfo gjelder bare i denne</text:span> <text:span text:style-name="T4">oppgaven. I resten av oppgavesettet antar du at du</text:span><text:line-break/><text:span text:style-name="T4">har den opprinnelige levinfo-tabellen.)</text:span></text:p>
      <text:p text:style-name="P16"/>
      <text:p text:style-name="P27"><text:span text:style-name="T8">C</text:span>REATE TABLE byfylke (</text:p>
      <text:p text:style-name="P27"><text:tab/>byen VARCHAR(20),</text:p>
      <text:p text:style-name="P27"><text:tab/>fylke VARCHAR(20),</text:p>
      <text:p text:style-name="P27"><text:tab/>CONSTRAINT byfylke_pk PRIMARY KEY(byen));</text:p>
      <text:p text:style-name="P27"/>
      <text:p text:style-name="P27">INSERT INTO byfylke (byen, fylke)</text:p>
      <text:p text:style-name="P27"><text:tab/>SELECT DISTINCT levby,fylke FROM levinfo;</text:p>
      <text:p text:style-name="P27"/>
      <text:p text:style-name="P27"/>
      <text:p text:style-name="P27"/>
      <text:p text:style-name="P7"><text:a xlink:type="simple" xlink:href="https://mysql-ait.stud.idi.ntnu.no/phpmyadmin/url.php?url=https://dev.mysql.com/doc/refman/5.5/en/create-table.html" office:target-frame-name="mysql_doc" xlink:show="replace" text:style-name="Internet_20_link" text:visited-style-name="Visited_20_Internet_20_Link"><text:span text:style-name="Source_20_Text"><text:span text:style-name="T10">CREATE</text:span></text:span></text:a><text:span text:style-name="Source_20_Text"><text:span text:style-name="T10"> </text:span></text:span><text:a xlink:type="simple" xlink:href="https://mysql-ait.stud.idi.ntnu.no/phpmyadmin/url.php?url=https://dev.mysql.com/doc/refman/5.5/en/create-table.html" office:target-frame-name="mysql_doc" xlink:show="replace" text:style-name="Internet_20_link" text:visited-style-name="Visited_20_Internet_20_Link"><text:span text:style-name="Source_20_Text"><text:span text:style-name="T10">TABLE</text:span></text:span></text:a><text:span text:style-name="Source_20_Text"><text:span text:style-name="T10"> levinfo2( levnr INTEGER, navn </text:span></text:span><text:a xlink:type="simple" xlink:href="https://mysql-ait.stud.idi.ntnu.no/phpmyadmin/url.php?url=https://dev.mysql.com/doc/refman/5.5/en/string-types.html" office:target-frame-name="mysql_doc" xlink:show="replace" text:style-name="Internet_20_link" text:visited-style-name="Visited_20_Internet_20_Link"><text:span text:style-name="Source_20_Text"><text:span text:style-name="T10">VARCHAR</text:span></text:span></text:a><text:span text:style-name="Source_20_Text"><text:span text:style-name="T10">(30), adresse </text:span></text:span><text:a xlink:type="simple" xlink:href="https://mysql-ait.stud.idi.ntnu.no/phpmyadmin/url.php?url=https://dev.mysql.com/doc/refman/5.5/en/string-types.html" office:target-frame-name="mysql_doc" xlink:show="replace" text:style-name="Internet_20_link" text:visited-style-name="Visited_20_Internet_20_Link"><text:span text:style-name="Source_20_Text"><text:span text:style-name="T10">VARCHAR</text:span></text:span></text:a><text:span text:style-name="Source_20_Text"><text:span text:style-name="T10">(30), levby </text:span></text:span><text:a xlink:type="simple" xlink:href="https://mysql-ait.stud.idi.ntnu.no/phpmyadmin/url.php?url=https://dev.mysql.com/doc/refman/5.5/en/string-types.html" office:target-frame-name="mysql_doc" xlink:show="replace" text:style-name="Internet_20_link" text:visited-style-name="Visited_20_Internet_20_Link"><text:span text:style-name="Source_20_Text"><text:span text:style-name="T10">VARCHAR</text:span></text:span></text:a><text:span text:style-name="Source_20_Text"><text:span text:style-name="T10">(30), postnr INTEGER)</text:span></text:span></text:p>
      <text:p text:style-name="P7"><text:span text:style-name="Source_20_Text"/></text:p>
      <text:p text:style-name="P7"><text:span text:style-name="Source_20_Text"/></text:p>
      <text:p text:style-name="P7"><text:a xlink:type="simple" xlink:href="https://mysql-ait.stud.idi.ntnu.no/phpmyadmin/url.php?url=https://dev.mysql.com/doc/refman/5.5/en/insert.html" office:target-frame-name="mysql_doc" xlink:show="replace" text:style-name="Internet_20_link" text:visited-style-name="Visited_20_Internet_20_Link"><text:span text:style-name="Source_20_Text">INSERT</text:span></text:a><text:span text:style-name="Source_20_Text"> INTO levinfo2 (levnr, navn, adresse, levby, postnr)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levnr, navn, adresse, levby, postnr FROM levinfo</text:span></text:p>
      <text:p text:style-name="P16"/>
      <text:p text:style-name="P16"/>
      <text:p text:style-name="P16"/>
      <text:p text:style-name="P8"><text:span text:style-name="T4">ii) Lag en virtuell tabell (view) slik at brukerne i størst mulig grad kan jobbe på</text:span><text:line-break/><text:span text:style-name="T4">samme måte mot de to nye tabellene som den gamle. Prøv ulike kommandoer mot</text:span><text:line-break/><text:span text:style-name="T4">tabellen (select, update, delete, insert). Hvilke begrensninger, hvis noen, har brukerne i</text:span><text:line-break/><text:span text:style-name="T4">forhold til tidligere?</text:span></text:p>
      <text:p text:style-name="P17"/>
      <text:p text:style-name="P28">CREATE VIEW virituel_levinfo AS</text:p>
      <text:p text:style-name="P28">SELECT a.levnr, a.navn, a.adresse, a.levby, b.fylke, a.postnr</text:p>
      <text:p text:style-name="P28">FROM levinfo2 a, byfylke b</text:p>
      <text:p text:style-name="P28">WHERE a.levby = b.byen</text:p>
      <text:p text:style-name="P28"/>
      <text:p text:style-name="P20">Man kan ikke inserte noe inn I viewet.</text:p>
      <text:p text:style-name="P17">Vi kan ikke endre tabellen Fylke pga at vi kan ha mer enn <text:span text:style-name="T9">1</text:span> rad i viewet pr rad i tabellen Fylke.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bookmark text:name="page3R_mcid17"/><text:line-break/><text:span text:style-name="T4">g.</text:span> <text:span text:style-name="T4">Anta at en vurderer å slette opplysningene om de leverandørene som ikke er</text:span><text:line-break/><text:span text:style-name="T4">representert i Prisinfo-tabellen. Finn ut hvilke byer en i tilfelle ikke får leverandør i.</text:span><text:line-break/><text:span text:style-name="T4">(Du skal ikke utføre slettingen.) (Tips: Svaret skal bli kun én by, "Ål".)</text:span></text:p>
      <text:p text:style-name="P9"><text:span text:style-name="T4"/></text:p>
      <text:p text:style-name="P9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levby FROM levinfo WHERE levby </text:span></text:span><text:a xlink:type="simple" xlink:href="https://mysql-ait.stud.idi.ntnu.no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<text:span text:style-name="T10">NOT</text:span></text:span></text:a><text:span text:style-name="Source_20_Text"><text:span text:style-name="T10"> </text:span></text:span><text:a xlink:type="simple" xlink:href="https://mysql-ait.stud.idi.ntnu.no/phpmyadmin/url.php?url=https://dev.mysql.com/doc/refman/5.5/en/comparison-operators.html#function_in" office:target-frame-name="mysql_doc" xlink:show="replace" text:style-name="Internet_20_link" text:visited-style-name="Visited_20_Internet_20_Link"><text:span text:style-name="Source_20_Text"><text:span text:style-name="T10">IN</text:span></text:span></text:a><text:span text:style-name="Source_20_Text"><text:span text:style-name="T10"> ( </text:span>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levby FROM levinfo a, prisinfo b WHERE a.levnr = b.levnr) </text:span></text:span></text:p>
      <text:p text:style-name="P18"/>
      <text:p text:style-name="P9"><text:bookmark text:name="page3R_mcid18"/><text:line-break/><text:span text:style-name="T4">h.</text:span> <text:span text:style-name="T4">Finn leverandørnummer for den leverandør som kan levere ordre nr 18 til lavest totale</text:span><text:line-break/><text:span text:style-name="T4">beløp (vanskelig).</text:span><text:bookmark text:name="page3R_mcid19"/><text:line-break/><text:span text:style-name="T4">Hint:</text:span> <text:span text:style-name="T4">Løs oppgaven i tre steg:</text:span><text:bookmark text:name="page3R_mcid20"/><text:line-break/><text:span text:style-name="T7">o</text:span> <text:span text:style-name="T4">Lag en virtuell tabell</text:span> <text:span text:style-name="T4">(view) som viser hvem som kan levere hele eller deler av</text:span><text:line-break/><text:span text:style-name="T4">ordren.</text:span></text:p>
      <text:p text:style-name="P10"><text:span text:style-name="T5">Øving</text:span> <text:span text:style-name="T5">4:</text:span> <text:span text:style-name="T5">SQL</text:span> <text:span text:style-name="T5">del</text:span> <text:span text:style-name="T5">2</text:span><text:line-break/></text:p>
      <text:p text:style-name="P10"><text:bookmark text:name="page23R_mcid0"/><text:line-break/><text:span text:style-name="T7">o</text:span> <text:span text:style-name="T4">Fra denne velger du så ut de leverandørene som kan levere like mange deler til</text:span><text:line-break/><text:span text:style-name="T4">ordren som ordren krever. Det vil si, kan levere hele ordren.</text:span><text:bookmark text:name="page23R_mcid1"/><text:line-break/><text:span text:style-name="T7">o</text:span> <text:span text:style-name="T4">Til slutt finner du ut hvem som leverer billigst.</text:span><text:bookmark text:name="page23R_mcid2"/><text:line-break/><text:soft-page-break/><text:span text:style-name="T4">Svaret skal bli at leverandør 6 kan levere ordren for 6798 kroner.</text:span></text:p>
      <text:p text:style-name="P19"/>
      <text:p text:style-name="P10"><text:a xlink:type="simple" xlink:href="https://mysql-ait.stud.idi.ntnu.no/phpmyadmin/url.php?url=https://dev.mysql.com/doc/refman/5.5/en/create-view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mysql-ait.stud.idi.ntnu.no/phpmyadmin/url.php?url=https://dev.mysql.com/doc/refman/5.5/en/create-view.html" office:target-frame-name="mysql_doc" xlink:show="replace" text:style-name="Internet_20_link" text:visited-style-name="Visited_20_Internet_20_Link"><text:span text:style-name="Source_20_Text">VIEW</text:span></text:a><text:span text:style-name="Source_20_Text"> detalj_pris AS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delnr, levnr, ordrenr, kvantum, pris, kvantum*pris "totalpris" FROM ordredetalj a, prisinfo b WHERE a.delnr = b.delnr 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rdrenr = 18 </text:span></text:p>
      <text:p text:style-name="P10"><text:span text:style-name="Source_20_Text"/></text:p>
      <text:p text:style-name="P10"><text:a xlink:type="simple" xlink:href="https://mysql-ait.stud.idi.ntnu.no/phpmyadmin/url.php?url=https://dev.mysql.com/doc/refman/5.5/en/create-view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mysql-ait.stud.idi.ntnu.no/phpmyadmin/url.php?url=https://dev.mysql.com/doc/refman/5.5/en/create-view.html" office:target-frame-name="mysql_doc" xlink:show="replace" text:style-name="Internet_20_link" text:visited-style-name="Visited_20_Internet_20_Link"><text:span text:style-name="Source_20_Text">VIEW</text:span></text:a><text:span text:style-name="Source_20_Text"> kan_levere_hele_ordren AS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levnr,</text:span><text:a xlink:type="simple" xlink:href="https://mysql-ait.stud.idi.ntnu.no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totalpris) "totalpris" FROM detalj_pris GROUP BY levnr HAVING 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= (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ordredetalj WHERE ordrenr = 18) </text:span></text:p>
      <text:p text:style-name="P10"><text:span text:style-name="Source_20_Text"/></text:p>
      <text:p text:style-name="P10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levnr, totalpris FROM kan_levere_hele_ordren WHERE totalpris = ( 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s://mysql-ait.stud.idi.ntnu.no/phpmyadmin/url.php?url=https://dev.mysql.com/doc/refman/5.5/en/group-by-functions.html#function_min" office:target-frame-name="mysql_doc" xlink:show="replace" text:style-name="Internet_20_link" text:visited-style-name="Visited_20_Internet_20_Link"><text:span text:style-name="Source_20_Text">MIN</text:span></text:a><text:span text:style-name="Source_20_Text">(totalpris) FROM kan_levere_hele_ordren) 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9"/>
      <text:p text:style-name="P19"/>
      <text:p text:style-name="P19"/>
      <text:p text:style-name="P21"><text:bookmark text:name="page23R_mcid3"/><text:line-break/><text:span text:style-name="T3">Oppgave 2</text:span> <text:span text:style-name="T3">SQL</text:span> <text:span text:style-name="T3">med</text:span> <text:span text:style-name="T3">NULL-verdier</text:span><text:bookmark text:name="page23R_mcid4"/><text:line-break/><text:span text:style-name="T4">Bruk Bok-databasen</text:span> <text:span text:style-name="T4">(bok-script-mysql.txt)</text:span> <text:span text:style-name="T4">lagt ut tidligere i</text:span> <text:span text:style-name="T4">faget. Gå gjennom datasettet og</text:span><text:line-break/><text:span text:style-name="T4">finn ut hvor det ligger NULL-verdier.</text:span></text:p>
      <text:p text:style-name="P21"><text:bookmark text:name="page23R_mcid5"/><text:line-break/><text:span text:style-name="T4">a.</text:span> <text:span text:style-name="T4">Sett opp en SELECT-setning som er UNION mellom alle forlag med Oslo-nummer</text:span><text:line-break/><text:span text:style-name="T4">(telefonnummer begynner med 2) og alle som ikke er Oslo-nummer. Får du med</text:span><text:line-break/><text:span text:style-name="T4">forlaget med NULL-verdi på telefonnummer? Hvis ikke,</text:span> <text:span text:style-name="T4">utvid unionen med en</text:span><text:line-break/><text:span text:style-name="T4">mengde til.</text:span></text:p>
      <text:p text:style-name="P21"><text:span text:style-name="T4"/></text:p>
      <text:p text:style-name="P21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* FROM forlag WHERE adresse = "Oslo" UNION </text:span>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* FROM forlag WHERE adresse != "Oslo" </text:span></text:span></text:p>
      <text:p text:style-name="P24"/>
      <text:p text:style-name="P22"><text:bookmark text:name="page23R_mcid6"/><text:line-break/><text:span text:style-name="T4">b.</text:span> <text:span text:style-name="T4">Sett opp SQL-setninger som finner gjennomsnittlig alder på forfattere der fødselsåret</text:span><text:line-break/><text:span text:style-name="T4">er oppgitt. For forfattere der dødsåret ikke er </text:span><text:soft-page-break/><text:span text:style-name="T4">oppgitt, skal du kun ta med de som er</text:span><text:line-break/><text:span text:style-name="T4">født etter 1900.</text:span> <text:span text:style-name="T4">Tips for å få ut året i år:</text:span><text:line-break/><text:span text:style-name="T4">MySQL: SELECT YEAR(CURRENT_DATE) FROM ... hvilken tabell som helst …</text:span></text:p>
      <text:p text:style-name="P25"/>
      <text:p text:style-name="P29">CREATE VIEW forfatter_gjennomsnitt AS</text:p>
      <text:p text:style-name="P29">SELECT *</text:p>
      <text:p text:style-name="P29">FROM forfatter</text:p>
      <text:p text:style-name="P29">WHERE fode_aar IS NOT NULL</text:p>
      <text:p text:style-name="P29">AND (fode_aar &gt; 1900</text:p>
      <text:p text:style-name="P29">OR (fode_aar &lt;= 1900 AND dod_aar IS NOT NULL))</text:p>
      <text:p text:style-name="P25"/>
      <text:p text:style-name="P25"/>
      <text:p text:style-name="P25"/>
      <text:p text:style-name="P25">UPDATE forfatter_gjennomsnitt</text:p>
      <text:p text:style-name="P25">SET dod_aar = YEAR(CURRENT_DATE)</text:p>
      <text:p text:style-name="P25">WHERE dod_aar IS NULL</text:p>
      <text:p text:style-name="P25"/>
      <text:p text:style-name="P22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</text:span></text:span><text:a xlink:type="simple" xlink:href="https://mysql-ait.stud.idi.ntnu.no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<text:span text:style-name="T10">SUM</text:span></text:span></text:a><text:span text:style-name="Source_20_Text"><text:span text:style-name="T10">(dod_aar - fode_aar) /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10">COUNT</text:span></text:span></text:a><text:span text:style-name="Source_20_Text"><text:span text:style-name="T10">(*) FROM forfatter_gjennomsnitt</text:span></text:span></text:p>
      <text:p text:style-name="P22"><text:span text:style-name="Source_20_Text"><text:span text:style-name="T4"/></text:span></text:p>
      <text:p text:style-name="P22"><text:span text:style-name="Source_20_Text"><text:span text:style-name="T4"/></text:span></text:p>
      <text:p text:style-name="P22"><text:span text:style-name="T4">c.</text:span> <text:span text:style-name="T4">Sett opp SQL-setninger som finner hvor stor andel av forfatterne som ble med i</text:span><text:line-break/><text:span text:style-name="T4">beregningene under b).</text:span></text:p>
      <text:p text:style-name="P25"/>
      <text:p text:style-name="P22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(</text:span>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10">COUNT</text:span></text:span></text:a><text:span text:style-name="Source_20_Text"><text:span text:style-name="T10">(*) FROM forfatter_gjennomsnitt) / ( </text:span>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0">SELECT</text:span></text:span></text:a><text:span text:style-name="Source_20_Text"><text:span text:style-name="T10">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10">COUNT</text:span></text:span></text:a><text:span text:style-name="Source_20_Text"><text:span text:style-name="T10">(*) FROM forfatter) </text:span></text:span></text:p>
      <text:p text:style-name="P2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5:27:18.830056806</meta:creation-date>
    <meta:generator>LibreOffice/7.3.6.2$Linux_X86_64 LibreOffice_project/30$Build-2</meta:generator>
    <dc:date>2022-09-27T12:57:45.072093175</dc:date>
    <meta:editing-duration>PT12M59S</meta:editing-duration>
    <meta:editing-cycles>3</meta:editing-cycles>
    <meta:document-statistic meta:table-count="0" meta:image-count="0" meta:object-count="0" meta:page-count="6" meta:paragraph-count="57" meta:word-count="916" meta:character-count="5910" meta:non-whitespace-character-count="5024"/>
  </office:meta>
</office:document-meta>
</file>